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50000021C366A6E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7cm" svg:height="9.143cm" svg:x="3.795cm" svg:y="0.006cm">
          <draw:image xlink:href="Pictures/10000001000001C50000021C366A6E7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dc:date>2024-05-17T16:57:04.925287399</dc:date>
    <meta:editing-cycles>15</meta:editing-cycles>
    <meta:editing-duration>PT8H36M40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